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356A70AC3926CE4.png" manifest:media-type="image/png"/>
  <manifest:file-entry manifest:full-path="Pictures/100002010000064000000384D09780708633973E.png" manifest:media-type="image/png"/>
  <manifest:file-entry manifest:full-path="Pictures/100002010000064000000384A18E11E5CB288C0E.png" manifest:media-type="image/png"/>
  <manifest:file-entry manifest:full-path="Pictures/10000201000006400000038423C76EDC1ECD3541.png" manifest:media-type="image/png"/>
  <manifest:file-entry manifest:full-path="Pictures/100002010000064000000384AE5FCAC9CD4DA0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2e0" officeooo:paragraph-rsid="000322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 Lab Cycle2</text:p>
      <text:p text:style-name="P1"><draw:frame draw:style-name="fr1" draw:name="Image1" text:anchor-type="paragraph" svg:width="17cm" svg:height="9.562cm" draw:z-index="0"><draw:image xlink:href="Pictures/10000201000006400000038423C76EDC1ECD3541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62cm" draw:z-index="1"><draw:image xlink:href="Pictures/100002010000064000000384AE5FCAC9CD4DA008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9.562cm" draw:z-index="2"><draw:image xlink:href="Pictures/100002010000064000000384A18E11E5CB288C0E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paragraph" svg:width="17cm" svg:height="9.562cm" draw:z-index="3"><draw:image xlink:href="Pictures/100002010000064000000384D09780708633973E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17cm" svg:height="9.562cm" draw:z-index="4"><draw:image xlink:href="Pictures/1000020100000640000003841356A70AC3926CE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14:45.547754598</meta:creation-date>
    <dc:date>2022-03-22T16:17:39.372609572</dc:date>
    <meta:editing-duration>PT2M54S</meta:editing-duration>
    <meta:editing-cycles>1</meta:editing-cycles>
    <meta:document-statistic meta:table-count="0" meta:image-count="5" meta:object-count="0" meta:page-count="3" meta:paragraph-count="1" meta:word-count="4" meta:character-count="27" meta:non-whitespace-character-count="24"/>
    <meta:generator>LibreOffice/6.0.7.3$Linux_X86_64 LibreOffice_project/00m0$Build-3</meta:generator>
  </office:meta>
</office:document-meta>
</file>